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font-name="David CLM" officeooo:rsid="06e928d1" officeooo:paragraph-rsid="06e928d1" style:font-name-complex="David CLM"/>
    </style:style>
    <style:style style:name="P2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text-position="9% 100%" style:font-name="David CLM" fo:font-size="12pt" fo:language="en" fo:country="US" fo:font-style="normal" fo:text-shadow="none" style:text-underline-style="none" fo:font-weight="normal" officeooo:rsid="0830e34c" officeooo:paragraph-rsid="0830e34c" style:letter-kerning="true" style:font-size-asian="12pt" style:font-style-asian="normal" style:font-weight-asian="normal" style:font-name-complex="David CLM" style:font-size-complex="12pt" style:text-emphasize="none"/>
    </style:style>
    <style:style style:name="P3" style:family="paragraph" style:parent-style-name="Text_20_body">
      <style:paragraph-properties fo:margin-top="0.1965in" fo:margin-bottom="0in" style:contextual-spacing="false" fo:line-height="100%"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830e34c" officeooo:paragraph-rsid="0830e34c" style:letter-kerning="true" style:font-size-asian="12pt" style:font-style-asian="normal" style:font-weight-asian="normal" style:font-name-complex="David CLM" style:font-size-complex="12pt" style:text-emphasize="none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use-window-font-color="true" loext:opacity="0%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8afd6aa" officeooo:paragraph-rsid="08afd6aa" style:letter-kerning="true" style:font-size-asian="12pt" style:font-style-asian="normal" style:font-weight-asian="normal" style:font-name-complex="David CLM" style:font-size-complex="12pt" style:text-emphasize="none"/>
    </style:style>
    <style:style style:name="P5" style:family="paragraph" style:parent-style-name="בולט">
      <style:paragraph-properties fo:text-align="end" style:justify-single-word="false" style:writing-mode="rl-tb"/>
      <style:text-properties style:use-window-font-color="true" loext:opacity="0%" style:text-outline="false" style:text-line-through-style="none" style:text-line-through-type="none" style:font-name="David CLM" fo:font-size="12pt" fo:language="en" fo:country="US" fo:font-style="normal" fo:text-shadow="none" style:text-underline-style="none" fo:font-weight="normal" officeooo:rsid="07643c25" officeooo:paragraph-rsid="08ab42a2" style:letter-kerning="true" style:font-size-asian="12pt" style:font-style-asian="normal" style:font-weight-asian="normal" style:font-name-complex="David CLM" style:font-size-complex="12pt" style:text-emphasize="none"/>
    </style:style>
    <style:style style:name="P6" style:family="paragraph" style:parent-style-name="Heading_20_2">
      <style:text-properties style:use-window-font-color="true" loext:opacity="0%" fo:font-weight="bold" style:font-weight-asian="bold" style:font-weight-complex="bold"/>
    </style:style>
    <style:style style:name="P7" style:family="paragraph" style:parent-style-name="Default_7e_LT_7e_Gliederung_20_1" style:list-style-name="L1">
      <style:paragraph-properties fo:margin-left="0.7874in" fo:margin-right="0in" fo:text-align="end" style:justify-single-word="false" fo:text-indent="0in" style:auto-text-indent="false" style:writing-mode="rl-tb"/>
    </style:style>
    <style:style style:name="P8" style:family="paragraph" style:parent-style-name="Heading_20_2">
      <style:paragraph-properties fo:line-height="100%" fo:text-align="end" style:justify-single-word="false" style:writing-mode="rl-tb"/>
      <style:text-properties style:use-window-font-color="true" loext:opacity="0%" style:font-name="David CLM" officeooo:rsid="068d6010" officeooo:paragraph-rsid="07040173" style:font-name-complex="David CLM"/>
    </style:style>
    <style:style style:name="P9" style:family="paragraph" style:parent-style-name="Text_20_body">
      <style:paragraph-properties fo:line-height="100%"/>
      <style:text-properties style:use-window-font-color="true" loext:opacity="0%" style:font-name="David CLM" officeooo:rsid="02d00e5f" officeooo:paragraph-rsid="032aa1da" style:font-name-complex="David CLM"/>
    </style:style>
    <style:style style:name="T1" style:family="text">
      <style:text-properties officeooo:rsid="08cc9456"/>
    </style:style>
    <style:style style:name="T2" style:family="text">
      <style:text-properties style:use-window-font-color="true" loext:opacity="0%" style:text-outline="false" style:text-line-through-style="none" style:text-line-through-type="none" style:font-name="David CLM" fo:font-size="12pt" fo:font-style="normal" fo:text-shadow="none" style:text-underline-style="none" fo:font-weight="normal" officeooo:rsid="072e764b" style:letter-kerning="true" style:font-size-asian="12pt" style:font-style-asian="normal" style:font-weight-asian="normal" style:font-name-complex="David CLM" style:font-size-complex="12pt" style:text-emphasiz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משפט_הגדרה_אלגוריתם_למה"/>
      </text:sequence-decls>
      <text:h text:style-name="P1" text:outline-level="1">חלוקה <text:span text:style-name="T1">בהגרלה</text:span></text:h>
      <text:p text:style-name="P2"/>
      <text:p text:style-name="P3"/>
      <text:p text:style-name="P4"/>
      <text:p text:style-name="P5"/>
      <text:p text:style-name="P6">מקורות</text:p>
      <text:list text:style-name="L1">
        <text:list-item>
          <text:p text:style-name="P7"><text:span text:style-name="T2">….</text:span></text:p>
        </text:list-item>
      </text:list>
      <text:p text:style-name="P8"/>
      <text:p text:style-name="P9">סיכם: אראל סגל-הלוי.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Greta Sans H+L SemiBold" svg:font-family="'Greta Sans H+L SemiBold'" style:font-family-generic="roman" style:font-pitch="variable"/>
    <style:font-face style:name="Greta Sans H+L SemiBold1" svg:font-family="'Greta Sans H+L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adornments="Regular" style:font-pitch="fixed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style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A4" style:family="paragraph" style:default-outline-level=""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2" fo:font-family="'Noto Sans'" style:font-style-name="Regular" style:font-pitch="fixed" fo:font-size="47.5pt" style:font-size-asian="47.5pt"/>
    </style:style>
    <style:style style:name="Text" style:family="paragraph" style:parent-style-name="Caption" style:class="extra"/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ext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_20_Drawing_20_Style" style:default-outline-level="">
      <style:paragraph-properties fo:margin-top="0in" fo:margin-bottom="0in" style:contextual-spacing="false" style:line-height-at-least="0.139in" fo:text-align="start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_20_Drawing_20_Style" style:default-outline-level="">
      <style:paragraph-properties fo:margin-left="0in" fo:margin-right="0in" fo:margin-top="0in" fo:margin-bottom="0in" style:contextual-spacing="false" style:line-height-at-least="0.139in" fo:text-indent="0.2362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_20_Drawing_20_Style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_20_Drawing_20_Style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_20_Drawing_20_Style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sited_20_Internet_20_Link" style:display-name="Visited Internet Link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Quotation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Noto Sans1" style:font-family-complex="'Noto Sans'" style:font-family-generic-complex="system" style:font-pitch-complex="variable" style:font-size-complex="12pt"/>
    </style:style>
    <style:style style:name="Default_5f_6" style:display-name="Default_6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nternet_20_link" style:display-name="Internet link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מסגרת_20_טקסט" style:display-name="מסגרת טקסט" style:family="paragraph" style:parent-style-name="Standard" style:default-outline-level="">
      <style:paragraph-properties fo:margin-left="0.1575in" fo:margin-right="0.1575in" fo:text-indent="0in" style:auto-text-indent="false" fo:padding-left="0.139in" fo:padding-right="0.139in" fo:padding-top="0.0835in" fo:padding-bottom="0.139in" fo:border="0.26pt solid #000000"/>
    </style:style>
    <style:style style:name="מסגרת_20_כותרת_20_חדשה" style:display-name="מסגרת כותרת חדשה" style:family="paragraph" style:parent-style-name="מסגרת_20_טקסט" style:default-outline-level="">
      <style:paragraph-properties fo:margin-top="0in" fo:margin-bottom="0.0555in" style:contextual-spacing="false"/>
      <style:text-properties style:font-name="Greta Sans H+L SemiBold" fo:font-family="'Greta Sans H+L SemiBold'" style:font-family-generic="roman" style:font-pitch="variable" fo:font-size="10.5pt" style:font-size-asian="10.5pt" style:font-name-complex="Greta Sans H+L SemiBold1" style:font-family-complex="'Greta Sans H+L SemiBold'" style:font-family-generic-complex="system" style:font-pitch-complex="variable" style:font-size-complex="10.5pt"/>
    </style:style>
    <style:style style:name="כותרת_20_משפט_20_הגדרה_20_אלגוריתם_20_למה" style:display-name="כותרת משפט הגדרה אלגוריתם למה" style:family="paragraph" style:parent-style-name="מסגרת_20_כותרת_20_חדשה" style:default-outline-level="">
      <style:paragraph-properties fo:margin-left="0in" fo:margin-right="0.1575in" fo:text-indent="0in" style:auto-text-indent="false" fo:padding-left="0.139in" fo:padding-right="0in" fo:padding-top="0.0835in" fo:padding-bottom="0in" fo:border-left="0.26pt solid #000000" fo:border-right="none" fo:border-top="0.26pt solid #000000" fo:border-bottom="none"/>
      <style:text-properties style:text-position="super 58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פנים_20_מסגרת" style:display-name="פנים מסגרת" style:family="paragraph" style:parent-style-name="מסגרת_20_טקסט" style:default-outline-level="">
      <style:paragraph-properties fo:margin-left="0.2953in" fo:margin-right="0.1575in" fo:text-indent="0in" style:auto-text-indent="false" fo:padding-left="0.139in" fo:padding-right="0.139in" fo:padding-top="0in" fo:padding-bottom="0.139in" fo:border-left="0.26pt solid #000000" fo:border-right="0.26pt solid #000000" fo:border-top="none" fo:border-bottom="0.26pt solid #000000"/>
    </style:style>
    <style:style style:name="הוכחה" style:family="paragraph" style:parent-style-name="Standard" style:default-outline-level="">
      <style:paragraph-properties fo:margin-top="0.0417in" fo:margin-bottom="0in" style:contextual-spacing="false"/>
    </style:style>
    <style:style style:name="חצי_20_שורה" style:display-name="חצי שורה" style:family="paragraph" style:parent-style-name="Standard" style:default-outline-level="">
      <style:paragraph-properties fo:line-height="0.0972in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0.2071in" fo:text-indent="0in" style:auto-text-indent="false"/>
    </style:style>
    <style:style style:name="בולט" style:family="paragraph" style:parent-style-name="List_20_Paragraph" style:default-outline-level="">
      <style:paragraph-properties fo:line-height="0.2154in"/>
    </style:style>
    <style:style style:name="נוסחה" style:family="paragraph" style:parent-style-name="Standard" style:default-outline-level="">
      <style:paragraph-properties fo:margin-left="1.1819in" fo:margin-right="0in" fo:line-height="150%" fo:text-align="start" style:justify-single-word="false" fo:text-indent="-0.5909in" style:auto-text-indent="false" style:writing-mode="lr-tb"/>
      <style:text-properties fo:font-size="11pt" fo:letter-spacing="0.028in" style:font-size-asian="11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הוכחה_20_-_20_משל" style:display-name="הוכחה - משל" style:family="paragraph" style:parent-style-name="הוכחה" style:next-style-name="Standard" style:default-outline-level="">
      <style:paragraph-properties fo:margin-top="0in" fo:margin-bottom="0in" style:contextual-spacing="false" fo:line-height="0.1252in" fo:text-align="start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מושג" style:family="text" style:parent-style-name="Default_20_Paragraph_20_Fon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1pt" style:font-style-complex="normal" style:font-weight-complex="bold"/>
    </style:style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style:style style:name="ListLabel_20_1" style:display-name="ListLabel 1" style:family="text">
      <style:text-properties style:text-position="0% 100%" style:language-complex="he" style:country-complex="IL"/>
    </style:style>
    <style:style style:name="ListLabel_20_2" style:display-name="ListLabel 2" style:family="text">
      <style:text-properties fo:font-size="8pt" style:font-size-asian="8pt" style:font-name-complex="Courier New" style:font-family-complex="'Courier New'" style:font-family-generic-complex="system" style:font-pitch-complex="variable" style:font-size-complex="8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398in" fo:margin-left="0.4917in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04T11:40:53.500078300</dc:date>
    <meta:editing-duration>P17DT10H10M30S</meta:editing-duration>
    <meta:editing-cycles>2034</meta:editing-cycles>
    <meta:document-statistic meta:table-count="0" meta:image-count="0" meta:object-count="0" meta:page-count="1" meta:paragraph-count="6" meta:word-count="15" meta:character-count="64" meta:non-whitespace-character-count="56"/>
  </office:meta>
</office:document-meta>
</file>